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ving planning problems with drools-solver</text:h>
      <text:h text:style-name="Heading_20_2" text:outline-level="2">Talks</text:h>
      <text:list text:style-name="L1">
        <text:list-item>
          <text:p text:style-name="P1">Javapolis 2007</text:p>
        </text:list-item>
      </text:list>
      <text:h text:style-name="Heading_20_2" text:outline-level="2">Abstract</text:h>
      <text:p text:style-name="Text_20_body">Drools-solver combines a search algorithm with the power of the drools rule engine to solve planning problems, such as:</text:p>
      <text:list text:style-name="L2">
        <text:list-item>
          <text:p text:style-name="P2">Employee shift rostering</text:p>
        </text:list-item>
      </text:list>
      <text:list text:style-name="L3">
        <text:list-item>
          <text:p text:style-name="P3">Freight routing</text:p>
        </text:list-item>
      </text:list>
      <text:list text:style-name="L4">
        <text:list-item>
          <text:p text:style-name="P4">Supply sorting</text:p>
        </text:list-item>
      </text:list>
      <text:list text:style-name="L5">
        <text:list-item>
          <text:p text:style-name="P5">Lesson scheduling</text:p>
        </text:list-item>
      </text:list>
      <text:list text:style-name="L6">
        <text:list-item>
          <text:p text:style-name="P6">Exam scheduling</text:p>
        </text:list-item>
      </text:list>
      <text:list text:style-name="L7">
        <text:list-item>
          <text:p text:style-name="P7"><text:a xlink:type="simple" xlink:href="http://en.wikipedia.org/wiki/Travelling_salesman_problem" office:target-frame-name="_top" xlink:show="replace">The traveling salesman problem</text:a></text:p>
        </text:list-item>
      </text:list>
      <text:list text:style-name="L8">
        <text:list-item>
          <text:p text:style-name="P8"><text:a xlink:type="simple" xlink:href="http://mat.gsia.cmu.edu/TOURN/" office:target-frame-name="_top" xlink:show="replace">The traveling tournament problem</text:a></text:p>
        </text:list-item>
      </text:list>
      <text:p text:style-name="Text_20_body">Drools-solver supports several search algorithms, such as simple local search, tabu search and simulated annealing. You can easily switch the search algorithm, by simply changing the configuration. There's even a benchmark utility which allows you to play out the different search algorithms against each other on your planning problem.</text:p>
      <text:p text:style-name="Text_20_body">Drools-solver uses the drools rule engine to calculate the score, based on score rules. This allows you to easily add hard and soft constraints in your score function, simply by adding a score rule.</text:p>
      <text:p text:style-name="Text_20_body">In this session, Geoffrey, main developer of drools-solver, will first demonstrate some of the complex examples and then take you through the source code for solving an n queens puzzle with drools-solver.</text:p>
      <text:h text:style-name="Heading_20_2" text:outline-level="2">Speaker</text:h>
      <text:p text:style-name="Text_20_body">Geoffrey De S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lbany1" svg:font-family="Albany"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met_20_pijl" style:display-name="Object met pijl" style:family="paragraph" style:parent-style-name="Standard"/>
    <style:style style:name="Object_20_met_20_schaduw" style:display-name="Object met schaduw" style:family="paragraph" style:parent-style-name="Standard"/>
    <style:style style:name="Object_20_zonder_20_vulling" style:display-name="Object zonder vulling" style:family="paragraph" style:parent-style-name="Standard"/>
    <style:style style:name="Tekstblok_20_uitgelijnd" style:display-name="Tekstblok uitgelijnd"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text-align="center" style:justify-single-word="false"/>
      <style:text-properties fo:font-size="36pt" style:font-size-asian="36pt" style:font-size-complex="36pt"/>
    </style:style>
    <style:style style:name="Kop1" style:family="paragraph" style:parent-style-name="Standard">
      <style:text-properties fo:font-size="18pt" fo:font-weight="bold" style:font-size-asian="18pt" style:font-weight-asian="bold" style:font-size-complex="18pt" style:font-weight-complex="bold"/>
    </style:style>
    <style:style style:name="Kop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Maatlijn" style:family="paragraph" style:parent-style-name="Standard">
      <style:text-properties fo:font-size="12pt" style:font-size-asian="12pt" style:font-size-complex="12pt"/>
    </style:style>
    <style:style style:name="prs-strategy_7e_LT_7e_Gliederung_20_1" style:display-name="prs-strategy~LT~Gliederung 1" style:family="paragraph">
      <style:paragraph-properties fo:margin-left="0cm" fo:margin-right="0cm" fo:text-align="start" style:justify-single-word="false" fo:text-indent="-1.199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strategy_7e_LT_7e_Gliederung_20_2" style:display-name="prs-strategy~LT~Gliederung 2" style:family="paragraph" style:parent-style-name="prs-strategy_7e_LT_7e_Gliederung_20_1">
      <style:text-properties fo:font-size="28pt" style:font-size-asian="28pt" style:font-size-complex="28pt"/>
    </style:style>
    <style:style style:name="prs-strategy_7e_LT_7e_Gliederung_20_3" style:display-name="prs-strategy~LT~Gliederung 3" style:family="paragraph" style:parent-style-name="prs-strategy_7e_LT_7e_Gliederung_20_2">
      <style:text-properties fo:font-size="24pt" style:font-size-asian="24pt" style:font-size-complex="24pt"/>
    </style:style>
    <style:style style:name="prs-strategy_7e_LT_7e_Gliederung_20_4" style:display-name="prs-strategy~LT~Gliederung 4" style:family="paragraph" style:parent-style-name="prs-strategy_7e_LT_7e_Gliederung_20_3">
      <style:text-properties fo:font-size="20pt" style:font-size-asian="20pt" style:font-size-complex="20pt"/>
    </style:style>
    <style:style style:name="prs-strategy_7e_LT_7e_Gliederung_20_5" style:display-name="prs-strategy~LT~Gliederung 5" style:family="paragraph" style:parent-style-name="prs-strategy_7e_LT_7e_Gliederung_20_4">
      <style:text-properties fo:color="#99ccff" style:font-name="Albany1" style:font-name-asian="Albany1" style:font-name-complex="Albany1"/>
    </style:style>
    <style:style style:name="prs-strategy_7e_LT_7e_Gliederung_20_6" style:display-name="prs-strategy~LT~Gliederung 6" style:family="paragraph" style:parent-style-name="prs-strategy_7e_LT_7e_Gliederung_20_5"/>
    <style:style style:name="prs-strategy_7e_LT_7e_Gliederung_20_7" style:display-name="prs-strategy~LT~Gliederung 7" style:family="paragraph" style:parent-style-name="prs-strategy_7e_LT_7e_Gliederung_20_6"/>
    <style:style style:name="prs-strategy_7e_LT_7e_Gliederung_20_8" style:display-name="prs-strategy~LT~Gliederung 8" style:family="paragraph" style:parent-style-name="prs-strategy_7e_LT_7e_Gliederung_20_7"/>
    <style:style style:name="prs-strategy_7e_LT_7e_Gliederung_20_9" style:display-name="prs-strategy~LT~Gliederung 9" style:family="paragraph" style:parent-style-name="prs-strategy_7e_LT_7e_Gliederung_20_8"/>
    <style:style style:name="prs-strategy_7e_LT_7e_Titel" style:display-name="prs-strategy~LT~Titel" style:family="paragraph">
      <style:paragraph-properties fo:text-align="center" style:justify-single-word="false" style:text-autospace="none"/>
      <style:text-properties fo:color="#e6e6e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strategy_7e_LT_7e_Untertitel" style:display-name="prs-strategy~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rs-strategy_7e_LT_7e_Notizen" style:display-name="prs-strategy~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strategy_7e_LT_7e_Hintergrundobjekte" style:display-name="prs-strategy~LT~Hintergrundobjekte" style:family="paragraph">
      <style:paragraph-properties style:text-autospace="none"/>
      <style:text-properties style:font-name="Thorndale" style:font-name-asian="Thorndale" style:font-name-complex="Thorndale"/>
    </style:style>
    <style:style style:name="prs-strategy_7e_LT_7e_Hintergrund" style:display-name="prs-strategy~LT~Hintergrund" style:family="paragraph">
      <style:paragraph-properties style:text-autospace="none"/>
    </style:style>
    <style:style style:name="WW-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Achtergrondobjecten" style:family="paragraph">
      <style:paragraph-properties style:text-autospace="none"/>
    </style:style>
    <style:style style:name="Achtergrond" style:family="paragraph">
      <style:paragraph-properties style:text-autospace="none"/>
    </style:style>
    <style:style style:name="Notities"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Overzicht_20_1" style:display-name="Overzicht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verzicht_20_2" style:display-name="Overzicht 2" style:family="paragraph" style:parent-style-name="Overzicht_20_1">
      <style:paragraph-properties fo:margin-left="0cm" fo:margin-right="0cm" fo:text-indent="-0.801cm" style:auto-text-indent="false">
        <style:tab-stops/>
      </style:paragraph-properties>
      <style:text-properties fo:font-size="28pt" style:font-size-asian="28pt" style:font-size-complex="28pt"/>
    </style:style>
    <style:style style:name="Overzicht_20_3" style:display-name="Overzicht 3" style:family="paragraph" style:parent-style-name="Overzicht_20_2">
      <style:paragraph-properties fo:margin-left="0cm" fo:margin-right="0cm" fo:text-indent="-0.6cm" style:auto-text-indent="false">
        <style:tab-stops/>
      </style:paragraph-properties>
      <style:text-properties fo:font-size="24pt" style:font-size-asian="24pt" style:font-size-complex="24pt"/>
    </style:style>
    <style:style style:name="Overzicht_20_4" style:display-name="Overzicht 4" style:family="paragraph" style:parent-style-name="Overzicht_20_3">
      <style:text-properties fo:font-size="20pt" style:font-size-asian="20pt" style:font-size-complex="20pt"/>
    </style:style>
    <style:style style:name="Overzicht_20_5" style:display-name="Overzicht 5" style:family="paragraph" style:parent-style-name="Overzicht_20_4"/>
    <style:style style:name="Overzicht_20_6" style:display-name="Overzicht 6" style:family="paragraph" style:parent-style-name="Overzicht_20_5"/>
    <style:style style:name="Overzicht_20_7" style:display-name="Overzicht 7" style:family="paragraph" style:parent-style-name="Overzicht_20_6"/>
    <style:style style:name="Overzicht_20_8" style:display-name="Overzicht 8" style:family="paragraph" style:parent-style-name="Overzicht_20_7"/>
    <style:style style:name="Overzicht_20_9" style:display-name="Overzicht 9" style:family="paragraph" style:parent-style-name="Overzicht_20_8"/>
    <style:style style:name="lyt-cool_7e_LT_7e_Gliederung_20_1" style:display-name="lyt-cool~LT~Gliederung 1" style:family="paragraph">
      <style:paragraph-properties fo:margin-left="0cm" fo:margin-right="0cm" fo:text-align="start" style:justify-single-word="false" fo:text-indent="-0.9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cm" fo:margin-right="0cm" fo:text-indent="-0.801cm"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lyt-cool_7e_LT_7e_Hintergrundobjekte" style:display-name="lyt-cool~LT~Hintergrundobjekte" style:family="paragraph">
      <style:paragraph-properties style:text-autospace="none"/>
    </style:style>
    <style:style style:name="lyt-cool_7e_LT_7e_Hintergrund" style:display-name="lyt-cool~LT~Hintergrund"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cm" fo:margin-bottom="0.374cm" style:text-autospace="none"/>
      <style:text-properties fo:font-size="12pt" style:font-size-asian="12pt"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9-24T14:21:19</meta:creation-date>
    <dc:creator>Geoffrey De Smet</dc:creator>
    <dc:date>2007-12-02T14:58:56</dc:date>
    <meta:editing-cycles>15</meta:editing-cycles>
    <meta:editing-duration>PT2H26M35S</meta:editing-duration>
    <meta:user-defined meta:name="Info 1"/>
    <meta:user-defined meta:name="Info 2"/>
    <meta:user-defined meta:name="Info 3"/>
    <meta:user-defined meta:name="Info 4"/>
    <meta:document-statistic meta:table-count="0" meta:image-count="0" meta:object-count="0" meta:page-count="1" meta:paragraph-count="17" meta:word-count="172" meta:character-count="1098"/>
  </office:meta>
</office:document-meta>
</file>